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fc9c" officeooo:paragraph-rsid="000ff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ions in Programming</text:p>
      <text:p text:style-name="P1"/>
      <text:p text:style-name="P1">It was during FTC 2013-2014 that I realized that I eventually wanted to go into computer science, I didn’t further decide about going into artificial intelligence until later, but the seeds had been planted. During FTC 2013-2014 I assisted Nathan in programming the team robot in LabVIEW, a visual programming langauge, while working with Nathan I sincerely enjoyed my time. I found that programming was something I enjoyed doing, the slow process of starting with nothing and over time building it up and fixing bugs as they appear was really appealing to me. The following year I got a taste of my first text-based language, perhaps the simplest of all those out there, Python. Using python at home I began to automate certain tasks that before I did myself, such as opening programs, macros, or keeping track of scores and records for the games I played. During my sophomore year programming went from something I enjoyed doing in school to something I enjoyed doing at home as a hobby.</text:p>
      <text:p text:style-name="P1"/>
      <text:p text:style-name="P1">Passions in Mark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6:22:22.876000000</meta:creation-date>
    <dc:date>2017-04-18T06:28:10.608000000</dc:date>
    <meta:editing-duration>PT5M47S</meta:editing-duration>
    <meta:editing-cycles>1</meta:editing-cycles>
    <meta:document-statistic meta:table-count="0" meta:image-count="0" meta:object-count="0" meta:page-count="1" meta:paragraph-count="3" meta:word-count="175" meta:character-count="1031" meta:non-whitespace-character-count="859"/>
    <meta:generator>LibreOffice/5.2.4.2$Windows_x86 LibreOffice_project/3d5603e1122f0f102b62521720ab13a38a4e0eb0</meta:generator>
  </office:meta>
</office:document-meta>
</file>